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62a50" officeooo:paragraph-rsid="00162a50"/>
    </style:style>
    <style:style style:name="P2" style:family="paragraph" style:parent-style-name="Standard">
      <style:text-properties style:font-name="Calibri" fo:font-size="12pt" officeooo:rsid="002fedba" officeooo:paragraph-rsid="00193db4" style:font-size-asian="12pt" style:font-size-complex="12pt"/>
    </style:style>
    <style:style style:name="P3" style:family="paragraph" style:parent-style-name="Standard">
      <style:text-properties style:font-name="Calibri" fo:font-size="12pt" officeooo:rsid="002d9be0" officeooo:paragraph-rsid="00193db4" style:font-size-asian="12pt" style:font-size-complex="12pt"/>
    </style:style>
    <style:style style:name="P4" style:family="paragraph" style:parent-style-name="Standard">
      <style:text-properties style:font-name="Calibri" fo:font-size="12pt" officeooo:rsid="000f3dcf" officeooo:paragraph-rsid="00193db4" style:font-size-asian="12pt" style:font-size-complex="12pt"/>
    </style:style>
    <style:style style:name="P5" style:family="paragraph" style:parent-style-name="Standard">
      <style:text-properties style:font-name="Calibri" fo:font-size="12pt" officeooo:rsid="000f3dcf" officeooo:paragraph-rsid="001b470a" style:font-size-asian="12pt" style:font-size-complex="12pt"/>
    </style:style>
    <style:style style:name="P6" style:family="paragraph" style:parent-style-name="Standard">
      <style:text-properties style:font-name="Calibri" fo:font-size="12pt" officeooo:rsid="000f3dcf" officeooo:paragraph-rsid="00216ff3" style:font-size-asian="12pt" style:font-size-complex="12pt"/>
    </style:style>
    <style:style style:name="P7" style:family="paragraph" style:parent-style-name="Standard">
      <style:text-properties style:font-name="Calibri" fo:font-size="12pt" officeooo:rsid="000f3dcf" officeooo:paragraph-rsid="0024ff2c" style:font-size-asian="12pt" style:font-size-complex="12pt"/>
    </style:style>
    <style:style style:name="P8" style:family="paragraph" style:parent-style-name="Standard">
      <style:text-properties style:font-name="Calibri" fo:font-size="12pt" officeooo:rsid="001b470a" officeooo:paragraph-rsid="001b470a" style:font-size-asian="12pt" style:font-size-complex="12pt"/>
    </style:style>
    <style:style style:name="P9" style:family="paragraph" style:parent-style-name="Standard">
      <style:text-properties style:font-name="Calibri" fo:font-size="12pt" officeooo:rsid="001d4546" officeooo:paragraph-rsid="001d4546" style:font-size-asian="12pt" style:font-size-complex="12pt"/>
    </style:style>
    <style:style style:name="P10" style:family="paragraph" style:parent-style-name="Standard">
      <style:text-properties style:font-name="Calibri" fo:font-size="12pt" officeooo:rsid="001d4546" officeooo:paragraph-rsid="00216ff3" style:font-size-asian="12pt" style:font-size-complex="12pt"/>
    </style:style>
    <style:style style:name="P11" style:family="paragraph" style:parent-style-name="Standard">
      <style:text-properties style:font-name="Calibri" fo:font-size="12pt" officeooo:rsid="001d4546" officeooo:paragraph-rsid="0024ff2c" style:font-size-asian="12pt" style:font-size-complex="12pt"/>
    </style:style>
    <style:style style:name="P12" style:family="paragraph" style:parent-style-name="Standard">
      <style:text-properties style:font-name="Calibri" fo:font-size="12pt" officeooo:rsid="00216ff3" officeooo:paragraph-rsid="0024ff2c" style:font-size-asian="12pt" style:font-size-complex="12pt"/>
    </style:style>
    <style:style style:name="P13" style:family="paragraph" style:parent-style-name="Standard">
      <style:text-properties style:font-name="Calibri" fo:font-size="12pt" officeooo:rsid="00234bc8" officeooo:paragraph-rsid="00234bc8" style:font-size-asian="12pt" style:font-size-complex="12pt"/>
    </style:style>
    <style:style style:name="P14" style:family="paragraph" style:parent-style-name="Standard">
      <style:text-properties style:font-name="Calibri" fo:font-size="12pt" officeooo:rsid="00234bc8" officeooo:paragraph-rsid="0024ff2c" style:font-size-asian="12pt" style:font-size-complex="12pt"/>
    </style:style>
    <style:style style:name="P15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193db4" style:font-size-asian="12pt" style:font-size-complex="12pt"/>
    </style:style>
    <style:style style:name="P16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1b470a" style:font-size-asian="12pt" style:font-size-complex="12pt"/>
    </style:style>
    <style:style style:name="P17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16ff3" style:font-size-asian="12pt" style:font-size-complex="12pt"/>
    </style:style>
    <style:style style:name="P18" style:family="paragraph" style:parent-style-name="Standard">
      <loext:graphic-properties draw:fill="solid" draw:fill-color="#eeeeee" draw:opacity="100%"/>
      <style:paragraph-properties fo:margin-left="0in" fo:margin-right="0in" fo:text-indent="0.1in" style:auto-text-indent="false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34bc8" style:font-size-asian="12pt" style:font-size-complex="12pt"/>
    </style:style>
    <style:style style:name="P19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4ff2c" style:font-size-asian="12pt" style:font-size-complex="12pt"/>
    </style:style>
    <style:style style:name="P20" style:family="paragraph" style:parent-style-name="Standard">
      <loext:graphic-properties draw:fill="solid" draw:fill-color="#eeeeee" draw:opacity="100%"/>
      <style:paragraph-properties fo:margin-left="0in" fo:margin-right="0in" fo:text-indent="0.1in" style:auto-text-indent="false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4ff2c" style:font-size-asian="12pt" style:font-size-complex="12pt"/>
    </style:style>
    <style:style style:name="P21" style:family="paragraph" style:parent-style-name="Standard">
      <style:text-properties officeooo:rsid="00196786" officeooo:paragraph-rsid="00196786"/>
    </style:style>
    <style:style style:name="P22" style:family="paragraph" style:parent-style-name="Standard">
      <style:text-properties officeooo:rsid="00196786" officeooo:paragraph-rsid="00216ff3"/>
    </style:style>
    <style:style style:name="P23" style:family="paragraph" style:parent-style-name="Standard">
      <style:text-properties officeooo:rsid="0024ff2c" officeooo:paragraph-rsid="0024ff2c"/>
    </style:style>
    <style:style style:name="P24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fo:background-color="transparent" style:font-size-asian="11pt" style:font-size-complex="11pt"/>
    </style:style>
    <style:style style:name="P25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fo:font-weight="normal" officeooo:rsid="002a2cba" officeooo:paragraph-rsid="002a2cba" fo:background-color="transparent" style:font-size-asian="11pt" style:font-size-complex="11pt"/>
    </style:style>
    <style:style style:name="P26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fo:font-weight="normal" officeooo:rsid="002a2cba" officeooo:paragraph-rsid="002a2cba" fo:background-color="transparent" style:font-size-asian="11pt" style:font-size-complex="11pt"/>
    </style:style>
    <style:style style:name="P27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fo:background-color="transparent" style:font-size-asian="11pt" style:font-size-complex="11pt"/>
    </style:style>
    <style:style style:name="P28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officeooo:paragraph-rsid="002a2cba" fo:background-color="transparent" style:font-size-asian="11pt" style:font-size-complex="11pt"/>
    </style:style>
    <style:style style:name="P29" style:family="paragraph" style:parent-style-name="Standard">
      <style:text-properties style:font-name="Calibri" fo:font-size="12pt" fo:font-weight="bold" officeooo:rsid="00216ff3" officeooo:paragraph-rsid="00216ff3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alibri" fo:font-size="12pt" officeooo:paragraph-rsid="001d4546" style:font-size-asian="12pt" style:font-size-complex="12pt"/>
    </style:style>
    <style:style style:name="P31" style:family="paragraph" style:parent-style-name="Standard">
      <style:text-properties officeooo:rsid="002a2cba" officeooo:paragraph-rsid="002a2cba"/>
    </style:style>
    <style:style style:name="P32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style:font-name="Calibri" fo:font-size="11pt" fo:background-color="transparent" style:font-size-asian="11pt" style:font-size-complex="11pt"/>
    </style:style>
    <style:style style:name="P33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style:font-name="Calibri" fo:font-size="11pt" officeooo:paragraph-rsid="002a2cba" fo:background-color="transparen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ad03" style:font-weight-asian="bold" style:font-weight-complex="bold"/>
    </style:style>
    <style:style style:name="T3" style:family="text">
      <style:text-properties fo:font-weight="bold" officeooo:rsid="00193db4" style:font-weight-asian="bold" style:font-weight-complex="bold"/>
    </style:style>
    <style:style style:name="T4" style:family="text">
      <style:text-properties fo:font-weight="bold" officeooo:rsid="001b470a" style:font-weight-asian="bold" style:font-weight-complex="bold"/>
    </style:style>
    <style:style style:name="T5" style:family="text">
      <style:text-properties fo:font-weight="bold" officeooo:rsid="00216ff3" style:font-weight-asian="bold" style:font-weight-complex="bold"/>
    </style:style>
    <style:style style:name="T6" style:family="text">
      <style:text-properties fo:font-weight="bold" officeooo:rsid="0026d6df" style:font-weight-asian="bold" style:font-weight-complex="bold"/>
    </style:style>
    <style:style style:name="T7" style:family="text">
      <style:text-properties officeooo:rsid="000f3dcf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a31515" loext:opacity="100%"/>
    </style:style>
    <style:style style:name="T10" style:family="text">
      <style:text-properties fo:color="#000000" loext:opacity="100%" style:font-name="Droid Sans Mono" fo:font-size="21pt" fo:font-weight="normal" fo:background-color="#ffffff" loext:char-shading-value="0"/>
    </style:style>
    <style:style style:name="T11" style:family="text">
      <style:text-properties fo:color="#000000" loext:opacity="100%" style:font-name="Droid Sans Mono" fo:font-weight="normal" fo:background-color="#ffffff" loext:char-shading-value="0"/>
    </style:style>
    <style:style style:name="T12" style:family="text">
      <style:text-properties fo:color="#000000" loext:opacity="100%" fo:font-weight="normal"/>
    </style:style>
    <style:style style:name="T13" style:family="text">
      <style:text-properties fo:color="#000000" loext:opacity="100%" fo:font-weight="normal" fo:background-color="#ffffff" loext:char-shading-value="0"/>
    </style:style>
    <style:style style:name="T14" style:family="text">
      <style:text-properties officeooo:rsid="00216ff3"/>
    </style:style>
    <style:style style:name="T15" style:family="text">
      <style:text-properties fo:color="#098658" loext:opacity="100%"/>
    </style:style>
    <style:style style:name="T16" style:family="text">
      <style:text-properties officeooo:rsid="001d45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Customer app API</text:p>
      <text:p text:style-name="P3">i) <text:line-break/><text:span text:style-name="T1">Get all </text:span><text:span text:style-name="T3">order list</text:span></text:p>
      <text:p text:style-name="P4">Method: <text:span text:style-name="T2">GET</text:span></text:p>
      <text:p text:style-name="P15"><text:span text:style-name="T7">url: </text:span><text:span text:style-name="T8">http://100059.pythonanywhere.com/api/order/</text:span></text:p>
      <text:p text:style-name="P2">Ex:</text:p>
      <text:p text:style-name="P1"/>
      <text:p text:style-name="P21">ii)</text:p>
      <text:p text:style-name="P8"><text:span text:style-name="T3">C</text:span><text:span text:style-name="T1">reate new order</text:span></text:p>
      <text:p text:style-name="P5">Method: <text:span text:style-name="T4">POST</text:span></text:p>
      <text:p text:style-name="P16"><text:span text:style-name="T7">url: </text:span><text:span text:style-name="T8">http://100059.pythonanywhere.com/api/post_order/</text:span></text:p>
      <text:p text:style-name="P9"/>
      <text:p text:style-name="P30"><text:span text:style-name="T16">Required field</text:span></text:p>
      <text:p text:style-name="P25">{</text:p>
      <text:p text:style-name="P28"><text:span text:style-name="T9"><text:tab/>"user_id"</text:span>: <text:span text:style-name="T15"><text:s/></text:span>,</text:p>
      <text:p text:style-name="P28"><text:span text:style-name="T9"><text:tab/>"mobile"</text:span>: <text:span text:style-name="T9">" "</text:span>,</text:p>
      <text:p text:style-name="P28"><text:span text:style-name="T9"><text:tab/>"name"</text:span>: <text:span text:style-name="T9">" "</text:span>,</text:p>
      <text:p text:style-name="P28"><text:span text:style-name="T9"><text:tab/>"product"</text:span>: <text:span text:style-name="T9">" "</text:span>,</text:p>
      <text:p text:style-name="P28"><text:span text:style-name="T9"><text:tab/>"product_image"</text:span>: <text:span text:style-name="T9">" "</text:span>,</text:p>
      <text:p text:style-name="P28"><text:span text:style-name="T9"><text:tab/>"coupon"</text:span>: <text:span text:style-name="T15"><text:s/></text:span>,</text:p>
      <text:p text:style-name="P28"><text:span text:style-name="T9"><text:tab/>"qr_code"</text:span>: <text:span text:style-name="T9">" "</text:span>,</text:p>
      <text:p text:style-name="P28"><text:span text:style-name="T9"><text:tab/>"queue"</text:span>: <text:span text:style-name="T15"><text:s/></text:span>,</text:p>
      <text:p text:style-name="P28"><text:span text:style-name="T9"><text:tab/>"counter"</text:span>: <text:span text:style-name="T15"><text:s/></text:span>,</text:p>
      <text:p text:style-name="P28"><text:span text:style-name="T9"><text:tab/>"delivery_time"</text:span>: <text:span text:style-name="T9">" "</text:span>,</text:p>
      <text:p text:style-name="P28"><text:span text:style-name="T9"><text:tab/>"status"</text:span>: <text:span text:style-name="T9">" "</text:span>,</text:p>
      <text:p text:style-name="P28"><text:span text:style-name="T9"><text:tab/>"dish_code"</text:span>: <text:span text:style-name="T9">" "</text:span>,</text:p>
      <text:p text:style-name="P28"><text:span text:style-name="T9"><text:tab/>"dish_price"</text:span>: <text:span text:style-name="T15"><text:s/></text:span>,</text:p>
      <text:p text:style-name="P28"><text:span text:style-name="T9"><text:tab/>"dish_type"</text:span>: <text:span text:style-name="T9">" "</text:span>,</text:p>
      <text:p text:style-name="P28"><text:span text:style-name="T9"><text:tab/>"dish_id"</text:span>: <text:span text:style-name="T9">" "</text:span>,</text:p>
      <text:p text:style-name="P28"><text:span text:style-name="T9"><text:tab/>"dish_spec"</text:span>: <text:span text:style-name="T9">" "</text:span>,</text:p>
      <text:p text:style-name="P28"><text:span text:style-name="T9"><text:tab/>"quantity_ordered"</text:span>: ,</text:p>
      <text:p text:style-name="P28"><text:span text:style-name="T9"><text:tab/>"payment_details"</text:span>: <text:span text:style-name="T9">" "</text:span></text:p>
      <text:p text:style-name="P33"><text:span text:style-name="T12">}</text:span></text:p>
      <text:p text:style-name="P31">Ex:</text:p>
      <text:p text:style-name="P25">{</text:p>
      <text:p text:style-name="P27"><text:span text:style-name="T9"><text:tab/>"user_id"</text:span>: <text:span text:style-name="T15">1013</text:span>,</text:p>
      <text:p text:style-name="P27"><text:span text:style-name="T9"><text:tab/>"mobile"</text:span>: <text:span text:style-name="T9">"557788990111"</text:span>,</text:p>
      <text:p text:style-name="P27"><text:span text:style-name="T9"><text:tab/>"name"</text:span>: <text:span text:style-name="T9">"Mahmud"</text:span>,</text:p>
      <text:p text:style-name="P27"><text:span text:style-name="T9"><text:tab/>"product"</text:span>: <text:span text:style-name="T9">"Rice with Fish"</text:span>,</text:p>
      <text:p text:style-name="P27"><text:span text:style-name="T9"><text:tab/>"product_image"</text:span>: <text:span text:style-name="T9">"https://preview.redd.it/homemade-strip-steak-potatoes-and-salad-v0-7fram4uy0v9b1.jpg?width=640&amp;crop=smart&amp;auto=webp&amp;v=enabled&amp;s=ccf79d6013835d96ac35b0c0c7ae6bfbe497cff8"</text:span>,</text:p>
      <text:p text:style-name="P27"><text:span text:style-name="T9"><text:tab/>"coupon"</text:span>: <text:span text:style-name="T15">2213</text:span>,</text:p>
      <text:p text:style-name="P27"><text:soft-page-break/><text:span text:style-name="T9"><text:tab/>"qr_code"</text:span>: <text:span text:style-name="T9">"test_qrcode_link"</text:span>,</text:p>
      <text:p text:style-name="P27"><text:span text:style-name="T9"><text:tab/>"queue"</text:span>: <text:span text:style-name="T15">19</text:span>,</text:p>
      <text:p text:style-name="P27"><text:span text:style-name="T9"><text:tab/>"counter"</text:span>: <text:span text:style-name="T15">7</text:span>,</text:p>
      <text:p text:style-name="P27"><text:span text:style-name="T9"><text:tab/>"delivery_time"</text:span>: <text:span text:style-name="T9">"12:10:2023,13:43:08"</text:span>,</text:p>
      <text:p text:style-name="P27"><text:span text:style-name="T9"><text:tab/>"status"</text:span>: <text:span text:style-name="T9">"Waiting"</text:span>,</text:p>
      <text:p text:style-name="P27"><text:span text:style-name="T9"><text:tab/>"dish_code"</text:span>: <text:span text:style-name="T9">"mahmud001"</text:span>,</text:p>
      <text:p text:style-name="P27"><text:span text:style-name="T9"><text:tab/>"dish_price"</text:span>: <text:span text:style-name="T15">10</text:span>,</text:p>
      <text:p text:style-name="P27"><text:span text:style-name="T9"><text:tab/>"dish_type"</text:span>: <text:span text:style-name="T9">"Lunch"</text:span>,</text:p>
      <text:p text:style-name="P27"><text:span text:style-name="T9"><text:tab/>"dish_id"</text:span>: <text:span text:style-name="T9">"6527f7ede7d8dbc6c8e7a01a"</text:span>,</text:p>
      <text:p text:style-name="P27"><text:span text:style-name="T9"><text:tab/>"dish_spec"</text:span>: <text:span text:style-name="T9">"{'Fried Chicken', 'Curry Sauce', 'rice'}"</text:span>,</text:p>
      <text:p text:style-name="P27"><text:span text:style-name="T9"><text:tab/>"quantity_ordered"</text:span>: <text:span text:style-name="T15">2</text:span>,</text:p>
      <text:p text:style-name="P27"><text:span text:style-name="T9"><text:tab/>"payment_details"</text:span>: <text:span text:style-name="T9">"Demo details"</text:span></text:p>
      <text:p text:style-name="P32"><text:span text:style-name="T12">}</text:span></text:p>
      <text:p text:style-name="P31"/>
      <text:p text:style-name="P31"/>
      <text:p text:style-name="P22">i<text:span text:style-name="T14">i</text:span>i)</text:p>
      <text:p text:style-name="P29">Get coupon-wise order list </text:p>
      <text:p text:style-name="P6">Method: <text:span text:style-name="T5">GET</text:span></text:p>
      <text:p text:style-name="P17"><text:span text:style-name="T7">url: </text:span><text:span text:style-name="T8">http://100059.pythonanywhere.com/api/order/coupon/?coupon=</text:span></text:p>
      <text:p text:style-name="P10"/>
      <text:p text:style-name="P13">Ex:</text:p>
      <text:p text:style-name="P18"><text:span text:style-name="T7">url: </text:span><text:span text:style-name="T8">http://100059.pythonanywhere.com/api/order/coupon/?coupon=2213</text:span></text:p>
      <text:p text:style-name="P1"/>
      <text:p text:style-name="P1"/>
      <text:p text:style-name="P23">iv)</text:p>
      <text:p text:style-name="P12"><text:span text:style-name="T1">Get </text:span><text:span text:style-name="T6">queue</text:span><text:span text:style-name="T1">-wise order list </text:span></text:p>
      <text:p text:style-name="P7">Method: <text:span text:style-name="T5">GET</text:span></text:p>
      <text:p text:style-name="P19"><text:span text:style-name="T7">url: </text:span><text:span text:style-name="T8">http://100059.pythonanywhere.com/api/order/queue/?queue=</text:span></text:p>
      <text:p text:style-name="P11"/>
      <text:p text:style-name="P14">Ex:</text:p>
      <text:p text:style-name="P20"><text:span text:style-name="T7">url: </text:span><text:span text:style-name="T8">http://100059.pythonanywhere.com/api/order/queue/?queue=19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3:19:41.907514158</meta:creation-date>
    <dc:date>2023-10-24T05:19:07.445037588</dc:date>
    <meta:editing-duration>PT41M39S</meta:editing-duration>
    <meta:editing-cycles>15</meta:editing-cycles>
    <meta:generator>LibreOffice/7.5.7.1$Linux_X86_64 LibreOffice_project/50$Build-1</meta:generator>
    <meta:document-statistic meta:table-count="0" meta:image-count="0" meta:object-count="0" meta:page-count="2" meta:paragraph-count="63" meta:word-count="143" meta:character-count="1484" meta:non-whitespace-character-count="1360"/>
  </office:meta>
</office:document-meta>
</file>